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453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0.0598in"/>
    </style:style>
    <style:style style:name="co5" style:family="table-column">
      <style:table-column-properties fo:break-before="auto" style:column-width="0.9634in"/>
    </style:style>
    <style:style style:name="co6" style:family="table-column">
      <style:table-column-properties fo:break-before="auto" style:column-width="0.8083in"/>
    </style:style>
    <style:style style:name="co8" style:family="table-column">
      <style:table-column-properties fo:break-before="auto" style:column-width="0.5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71">
      <number:fraction number:min-integer-digits="0" number:min-numerator-digits="2" number:min-denominator-digits="2"/>
    </number:number-style>
    <style:style style:name="ce1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8">
      <style:text-properties fo:font-size="10pt" style:font-size-asian="10pt" style:font-size-complex="10pt"/>
    </style:style>
    <style:style style:name="ce3" style:family="table-cell" style:parent-style-name="Default" style:data-style-name="N118"/>
    <style:style style:name="ce4" style:family="table-cell" style:parent-style-name="Default" style:data-style-name="N118">
      <style:text-properties fo:font-size="8pt" style:font-size-asian="8pt" style:font-size-complex="8pt"/>
    </style:style>
    <style:style style:name="ce5" style:family="table-cell" style:parent-style-name="Default" style:data-style-name="N118">
      <style:table-cell-properties fo:background-color="#ffff99"/>
    </style:style>
    <style:style style:name="ce6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71">
      <style:table-cell-properties fo:background-color="#ffff99"/>
      <style:text-properties fo:font-size="10pt" style:font-size-asian="10pt" style:font-size-complex="10pt"/>
    </style:style>
    <style:style style:name="ce8" style:family="table-cell" style:parent-style-name="Default" style:data-style-name="N71">
      <style:table-cell-properties fo:background-color="#ffff99"/>
    </style:style>
    <style:style style:name="ce9" style:family="table-cell" style:parent-style-name="Default" style:data-style-name="N71"/>
    <style:style style:name="ce10" style:family="table-cell" style:parent-style-name="Default" style:data-style-name="N71">
      <style:text-properties fo:font-size="10pt" style:font-size-asian="10pt" style:font-size-complex="10pt"/>
    </style:style>
    <style:style style:name="ce11" style:family="table-cell" style:parent-style-name="Default" style:data-style-name="N118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118">
      <style:text-properties fo:font-weight="bold" style:font-weight-asian="bold" style:font-weight-complex="bold"/>
    </style:style>
    <style:style style:name="ce13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4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15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18">
      <style:text-properties fo:font-size="10pt" fo:font-style="italic" style:font-size-asian="10pt" style:font-style-asian="italic" style:font-size-complex="10pt" style:font-style-complex="italic"/>
    </style:style>
    <style:style style:name="ce17" style:family="table-cell" style:parent-style-name="Default" style:data-style-name="N118">
      <style:text-properties fo:font-style="italic" style:font-style-asian="italic" style:font-style-complex="italic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7.3547in" svg:height="3.1256in" svg:x="0.1209in" svg:y="4.4693in">
            <draw:object draw:notify-on-update-of-ranges="Sheet1.K4:Sheet1.K23 Sheet1.L4:Sheet1.L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number-columns-repeated="4" table:default-cell-style-name="ce3"/>
        <table:table-column table:style-name="co5" table:default-cell-style-name="ce3"/>
        <table:table-column table:style-name="co4" table:default-cell-style-name="ce3"/>
        <table:table-column table:style-name="co6" table:number-columns-repeated="2" table:default-cell-style-name="ce3"/>
        <table:table-column table:style-name="co5" table:default-cell-style-name="ce3"/>
        <table:table-column table:style-name="co4" table:default-cell-style-name="ce3"/>
        <table:table-column table:style-name="co8" table:default-cell-style-name="ce17"/>
        <table:table-column table:style-name="co7" table:number-columns-repeated="1009" table:default-cell-style-name="ce3"/>
        <table:table-row table:style-name="ro1">
          <table:table-cell table:style-name="ce1" table:number-columns-repeated="4"/>
          <table:table-cell table:style-name="ce6" office:value-type="string" table:number-columns-spanned="2" table:number-rows-spanned="1">
            <text:p>hibahatár</text:p>
          </table:table-cell>
          <table:covered-table-cell table:style-name="ce1"/>
          <table:table-cell table:style-name="ce6" office:value-type="string" table:number-columns-spanned="2" table:number-rows-spanned="1">
            <text:p>lefedett</text:p>
          </table:table-cell>
          <table:covered-table-cell table:style-name="ce1"/>
          <table:table-cell table:style-name="ce1" office:value-type="string">
            <text:p>intervallum-</text:p>
          </table:table-cell>
          <table:table-cell table:style-name="ce1"/>
          <table:table-cell table:style-name="ce6" office:value-type="string" table:number-columns-spanned="2" table:number-rows-spanned="1">
            <text:p>lefedetlen</text:p>
          </table:table-cell>
          <table:covered-table-cell table:style-name="ce1"/>
          <table:table-cell table:style-name="ce1" office:value-type="string">
            <text:p>intervallum-</text:p>
          </table:table-cell>
          <table:table-cell table:style-name="ce1"/>
          <table:table-cell table:style-name="ce15"/>
          <table:table-cell table:style-name="ce1" table:number-columns-repeated="1009"/>
        </table:table-row>
        <table:table-row table:style-name="ro1">
          <table:table-cell table:style-name="ce1" table:number-columns-repeated="2"/>
          <table:table-cell table:style-name="ce1" office:value-type="string">
            <text:p>érték</text:p>
          </table:table-cell>
          <table:table-cell table:style-name="ce1"/>
          <table:table-cell table:style-name="ce6" office:value-type="string">
            <text:p>előtte</text:p>
          </table:table-cell>
          <table:table-cell table:style-name="ce1" office:value-type="string">
            <text:p>utána</text:p>
          </table:table-cell>
          <table:table-cell table:style-name="ce6" office:value-type="string" table:number-columns-spanned="2" table:number-rows-spanned="1">
            <text:p>intervallum</text:p>
          </table:table-cell>
          <table:covered-table-cell table:style-name="ce1"/>
          <table:table-cell table:style-name="ce1" office:value-type="string">
            <text:p>-hossz</text:p>
          </table:table-cell>
          <table:table-cell table:style-name="ce1"/>
          <table:table-cell table:style-name="ce6" office:value-type="string" table:number-columns-spanned="2" table:number-rows-spanned="1">
            <text:p>intervallum</text:p>
          </table:table-cell>
          <table:covered-table-cell table:style-name="ce1"/>
          <table:table-cell table:style-name="ce1" office:value-type="string">
            <text:p>-hossz</text:p>
          </table:table-cell>
          <table:table-cell table:style-name="ce1"/>
          <table:table-cell table:style-name="ce15"/>
          <table:table-cell table:style-name="ce1" table:number-columns-repeated="1009"/>
        </table:table-row>
        <table:table-row table:style-name="ro2">
          <table:table-cell table:style-name="ce1" table:number-columns-repeated="6"/>
          <table:table-cell table:style-name="ce6"/>
          <table:table-cell table:style-name="ce1" table:number-columns-repeated="7"/>
          <table:table-cell table:style-name="ce15"/>
          <table:table-cell table:style-name="ce1" table:number-columns-repeated="1009"/>
        </table:table-row>
        <table:table-row table:style-name="ro1">
          <table:table-cell table:style-name="ce2"/>
          <table:table-cell table:style-name="ce4" office:value-type="string">
            <text:p>(nulla)</text:p>
          </table:table-cell>
          <table:table-cell table:style-name="ce4" office:value-type="percentage" office:value="0">
            <text:p>0.0%</text:p>
          </table:table-cell>
          <table:table-cell table:style-name="ce4"/>
          <table:table-cell table:style-name="ce4" office:value-type="percentage" office:value="0">
            <text:p>0.0%</text:p>
          </table:table-cell>
          <table:table-cell table:style-name="ce4" table:formula="of:=[.E4]" office:value-type="percentage" office:value="0">
            <text:p>0.0%</text:p>
          </table:table-cell>
          <table:table-cell table:style-name="ce4" table:formula="of:=[.C4]-[.E4]" office:value-type="percentage" office:value="0">
            <text:p>0.0%</text:p>
          </table:table-cell>
          <table:table-cell table:style-name="ce4" table:formula="of:=[.C4]+[.F4]" office:value-type="percentage" office:value="0">
            <text:p>0.0%</text:p>
          </table:table-cell>
          <table:table-cell table:style-name="ce2" table:number-columns-repeated="2"/>
          <table:table-cell table:style-name="ce2" table:formula="of:=[.H4]" office:value-type="percentage" office:value="0">
            <text:p>0.0%</text:p>
          </table:table-cell>
          <table:table-cell table:style-name="ce2" table:formula="of:=[.G5]" office:value-type="percentage" office:value="0.045">
            <text:p>4.5%</text:p>
          </table:table-cell>
          <table:table-cell table:style-name="ce13" table:formula="of:=[.L4]-[.K4]" office:value-type="percentage" office:value="0.045">
            <text:p>4.5%</text:p>
          </table:table-cell>
          <table:table-cell table:style-name="ce13"/>
          <table:table-cell table:style-name="ce16" table:formula="of:=IF([.M4]&lt;=0.012;IF([.M4]=0;&quot;.. =0 :)&quot;;&quot;..kb.&quot;);&quot;&quot;)">
            <text:p/>
          </table:table-cell>
          <table:table-cell table:style-name="ce2" table:number-columns-repeated="1009"/>
        </table:table-row>
        <table:table-row table:style-name="ro1">
          <table:table-cell/>
          <table:table-cell table:style-name="ce5" office:value-type="string">
            <text:p>..huszada</text:p>
          </table:table-cell>
          <table:table-cell table:style-name="ce5" table:formula="of:=1/20" office:value-type="percentage" office:value="0.05">
            <text:p>5.0%</text:p>
          </table:table-cell>
          <table:table-cell/>
          <table:table-cell table:style-name="ce5" office:value-type="percentage" office:value="0.005">
            <text:p>0.5%</text:p>
          </table:table-cell>
          <table:table-cell table:style-name="ce2" table:formula="of:=[.E5]" office:value-type="percentage" office:value="0.005">
            <text:p>0.5%</text:p>
          </table:table-cell>
          <table:table-cell table:formula="of:=[.C5]-[.E5]" office:value-type="percentage" office:value="0.045">
            <text:p>4.5%</text:p>
          </table:table-cell>
          <table:table-cell table:style-name="ce2" table:formula="of:=[.C5]+[.F5]" office:value-type="percentage" office:value="0.055">
            <text:p>5.5%</text:p>
          </table:table-cell>
          <table:table-cell table:formula="of:=[.H5]-[.G5]" office:value-type="percentage" office:value="0.01">
            <text:p>1.0%</text:p>
          </table:table-cell>
          <table:table-cell/>
          <table:table-cell table:style-name="ce2" table:formula="of:=[.H5]" office:value-type="percentage" office:value="0.055">
            <text:p>5.5%</text:p>
          </table:table-cell>
          <table:table-cell table:style-name="ce2" table:formula="of:=[.G6]" office:value-type="percentage" office:value="0.092">
            <text:p>9.2%</text:p>
          </table:table-cell>
          <table:table-cell table:style-name="ce13" table:formula="of:=[.L5]-[.K5]" office:value-type="percentage" office:value="0.037">
            <text:p>3.7%</text:p>
          </table:table-cell>
          <table:table-cell table:style-name="ce11"/>
          <table:table-cell table:style-name="ce16" table:formula="of:=IF([.M5]&lt;=0.012;IF([.M5]=0;&quot;.. =0 :)&quot;;&quot;..kb.&quot;);&quot;&quot;)">
            <text:p/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>
            <text:p>..tizede</text:p>
          </table:table-cell>
          <table:table-cell table:style-name="ce5" table:formula="of:=1/10" office:value-type="percentage" office:value="0.1">
            <text:p>10.0%</text:p>
          </table:table-cell>
          <table:table-cell/>
          <table:table-cell table:style-name="ce5" office:value-type="percentage" office:value="0.008">
            <text:p>0.8%</text:p>
          </table:table-cell>
          <table:table-cell table:style-name="ce2" table:formula="of:=[.E6]" office:value-type="percentage" office:value="0.008">
            <text:p>0.8%</text:p>
          </table:table-cell>
          <table:table-cell table:formula="of:=[.C6]-[.E6]" office:value-type="percentage" office:value="0.092">
            <text:p>9.2%</text:p>
          </table:table-cell>
          <table:table-cell table:style-name="ce2" table:formula="of:=[.C6]+[.F6]" office:value-type="percentage" office:value="0.108">
            <text:p>10.8%</text:p>
          </table:table-cell>
          <table:table-cell table:formula="of:=[.H6]-[.G6]" office:value-type="percentage" office:value="0.016">
            <text:p>1.6%</text:p>
          </table:table-cell>
          <table:table-cell/>
          <table:table-cell table:style-name="ce2" table:formula="of:=[.H6]" office:value-type="percentage" office:value="0.108">
            <text:p>10.8%</text:p>
          </table:table-cell>
          <table:table-cell table:style-name="ce2" table:formula="of:=[.G7]" office:value-type="percentage" office:value="0.117">
            <text:p>11.7%</text:p>
          </table:table-cell>
          <table:table-cell table:style-name="ce13" table:formula="of:=[.L6]-[.K6]" office:value-type="percentage" office:value="0.00899999999999998">
            <text:p>0.9%</text:p>
          </table:table-cell>
          <table:table-cell table:style-name="ce11"/>
          <table:table-cell table:style-name="ce16" table:formula="of:=IF([.M6]&lt;=0.012;IF([.M6]=0;&quot;.. =0 :)&quot;;&quot;..kb.&quot;);&quot;&quot;)" office:value-type="string" office:string-value="..kb.">
            <text:p>..kb.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>
            <text:p>..nyolcada</text:p>
          </table:table-cell>
          <table:table-cell table:style-name="ce5" table:formula="of:=1/8" office:value-type="percentage" office:value="0.125">
            <text:p>12.5%</text:p>
          </table:table-cell>
          <table:table-cell/>
          <table:table-cell table:style-name="ce5" office:value-type="percentage" office:value="0.008">
            <text:p>0.8%</text:p>
          </table:table-cell>
          <table:table-cell table:style-name="ce7" table:formula="of:=1/48" office:value-type="float" office:value="0.0208333333333333">
            <text:p><text:s text:c="2"/>1/48</text:p>
          </table:table-cell>
          <table:table-cell table:formula="of:=[.C7]-[.E7]" office:value-type="percentage" office:value="0.117">
            <text:p>11.7%</text:p>
          </table:table-cell>
          <table:table-cell table:style-name="ce2" table:formula="of:=[.C7]+[.F7]" office:value-type="percentage" office:value="0.145833333333333">
            <text:p>14.6%</text:p>
          </table:table-cell>
          <table:table-cell table:formula="of:=[.H7]-[.G7]" office:value-type="percentage" office:value="0.0288333333333333">
            <text:p>2.9%</text:p>
          </table:table-cell>
          <table:table-cell/>
          <table:table-cell table:style-name="ce2" table:formula="of:=[.H7]" office:value-type="percentage" office:value="0.145833333333333">
            <text:p>14.6%</text:p>
          </table:table-cell>
          <table:table-cell table:style-name="ce2" table:formula="of:=[.G8]" office:value-type="percentage" office:value="0.145833333333333">
            <text:p>14.6%</text:p>
          </table:table-cell>
          <table:table-cell table:style-name="ce13" table:formula="of:=[.L7]-[.K7]" office:value-type="percentage" office:value="0">
            <text:p>0.0%</text:p>
          </table:table-cell>
          <table:table-cell table:style-name="ce11"/>
          <table:table-cell table:style-name="ce16" table:formula="of:=IF([.M7]&lt;=0.012;IF([.M7]=0;&quot;.. =0 :)&quot;;&quot;..kb.&quot;);&quot;&quot;)" office:value-type="string" office:string-value=".. =0 :)">
            <text:p>.. =0 :)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>
            <text:p>..hatoda</text:p>
          </table:table-cell>
          <table:table-cell table:style-name="ce5" table:formula="of:=1/6" office:value-type="percentage" office:value="0.166666666666667">
            <text:p>16.7%</text:p>
          </table:table-cell>
          <table:table-cell/>
          <table:table-cell table:style-name="ce7" table:formula="of:=1/48" office:value-type="float" office:value="0.0208333333333333">
            <text:p><text:s text:c="2"/>1/48</text:p>
          </table:table-cell>
          <table:table-cell table:style-name="ce8" office:value-type="float" office:value="0.0166666666666667">
            <text:p><text:s text:c="2"/>1/60</text:p>
          </table:table-cell>
          <table:table-cell table:formula="of:=[.C8]-[.E8]" office:value-type="percentage" office:value="0.145833333333333">
            <text:p>14.6%</text:p>
          </table:table-cell>
          <table:table-cell table:style-name="ce2" table:formula="of:=[.C8]+[.F8]" office:value-type="percentage" office:value="0.183333333333333">
            <text:p>18.3%</text:p>
          </table:table-cell>
          <table:table-cell table:formula="of:=[.H8]-[.G8]" office:value-type="percentage" office:value="0.0375">
            <text:p>3.8%</text:p>
          </table:table-cell>
          <table:table-cell/>
          <table:table-cell table:style-name="ce2" table:formula="of:=[.H8]" office:value-type="percentage" office:value="0.183333333333333">
            <text:p>18.3%</text:p>
          </table:table-cell>
          <table:table-cell table:style-name="ce2" table:formula="of:=[.G9]" office:value-type="percentage" office:value="0.183333333333333">
            <text:p>18.3%</text:p>
          </table:table-cell>
          <table:table-cell table:style-name="ce13" table:formula="of:=[.L8]-[.K8]" office:value-type="percentage" office:value="0">
            <text:p>0.0%</text:p>
          </table:table-cell>
          <table:table-cell table:style-name="ce11"/>
          <table:table-cell table:style-name="ce16" table:formula="of:=IF([.M8]&lt;=0.012;IF([.M8]=0;&quot;.. =0 :)&quot;;&quot;..kb.&quot;);&quot;&quot;)" office:value-type="string" office:string-value=".. =0 :)">
            <text:p>.. =0 :)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>
            <text:p>..ötöde</text:p>
          </table:table-cell>
          <table:table-cell table:style-name="ce5" table:formula="of:=1/5" office:value-type="percentage" office:value="0.2">
            <text:p>20.0%</text:p>
          </table:table-cell>
          <table:table-cell/>
          <table:table-cell table:style-name="ce8" office:value-type="float" office:value="0.0166666666666667">
            <text:p><text:s text:c="2"/>1/60</text:p>
          </table:table-cell>
          <table:table-cell table:style-name="ce10" table:formula="of:=[.E9]" office:value-type="float" office:value="0.0166666666666667">
            <text:p><text:s text:c="2"/>1/60</text:p>
          </table:table-cell>
          <table:table-cell table:formula="of:=[.C9]-[.E9]" office:value-type="percentage" office:value="0.183333333333333">
            <text:p>18.3%</text:p>
          </table:table-cell>
          <table:table-cell table:style-name="ce2" table:formula="of:=[.C9]+[.F9]" office:value-type="percentage" office:value="0.216666666666667">
            <text:p>21.7%</text:p>
          </table:table-cell>
          <table:table-cell table:formula="of:=[.H9]-[.G9]" office:value-type="percentage" office:value="0.0333333333333334">
            <text:p>3.3%</text:p>
          </table:table-cell>
          <table:table-cell/>
          <table:table-cell table:style-name="ce2" table:formula="of:=[.H9]" office:value-type="percentage" office:value="0.216666666666667">
            <text:p>21.7%</text:p>
          </table:table-cell>
          <table:table-cell table:style-name="ce2" table:formula="of:=[.G10]" office:value-type="percentage" office:value="0.237">
            <text:p>23.7%</text:p>
          </table:table-cell>
          <table:table-cell table:style-name="ce13" table:formula="of:=[.L9]-[.K9]" office:value-type="percentage" office:value="0.0203333333333333">
            <text:p>2.0%</text:p>
          </table:table-cell>
          <table:table-cell table:style-name="ce11"/>
          <table:table-cell table:style-name="ce16" table:formula="of:=IF([.M9]&lt;=0.012;IF([.M9]=0;&quot;.. =0 :)&quot;;&quot;..kb.&quot;);&quot;&quot;)">
            <text:p/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>
            <text:p>..negyede</text:p>
          </table:table-cell>
          <table:table-cell table:style-name="ce5" table:formula="of:=1/4" office:value-type="percentage" office:value="0.25">
            <text:p>25.0%</text:p>
          </table:table-cell>
          <table:table-cell/>
          <table:table-cell table:style-name="ce5" office:value-type="percentage" office:value="0.013">
            <text:p>1.3%</text:p>
          </table:table-cell>
          <table:table-cell table:style-name="ce2" table:formula="of:=[.E10]" office:value-type="percentage" office:value="0.013">
            <text:p>1.3%</text:p>
          </table:table-cell>
          <table:table-cell table:formula="of:=[.C10]-[.E10]" office:value-type="percentage" office:value="0.237">
            <text:p>23.7%</text:p>
          </table:table-cell>
          <table:table-cell table:style-name="ce2" table:formula="of:=[.C10]+[.F10]" office:value-type="percentage" office:value="0.263">
            <text:p>26.3%</text:p>
          </table:table-cell>
          <table:table-cell table:formula="of:=[.H10]-[.G10]" office:value-type="percentage" office:value="0.026">
            <text:p>2.6%</text:p>
          </table:table-cell>
          <table:table-cell/>
          <table:table-cell table:style-name="ce2" table:formula="of:=[.H10]" office:value-type="percentage" office:value="0.263">
            <text:p>26.3%</text:p>
          </table:table-cell>
          <table:table-cell table:style-name="ce2" table:formula="of:=[.G11]" office:value-type="percentage" office:value="0.283333333333333">
            <text:p>28.3%</text:p>
          </table:table-cell>
          <table:table-cell table:style-name="ce13" table:formula="of:=[.L10]-[.K10]" office:value-type="percentage" office:value="0.0203333333333333">
            <text:p>2.0%</text:p>
          </table:table-cell>
          <table:table-cell table:style-name="ce11"/>
          <table:table-cell table:style-name="ce16" table:formula="of:=IF([.M10]&lt;=0.012;IF([.M10]=0;&quot;.. =0 :)&quot;;&quot;..kb.&quot;);&quot;&quot;)">
            <text:p/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>
            <text:p>..3/10</text:p>
          </table:table-cell>
          <table:table-cell table:style-name="ce5" table:formula="of:=3/10" office:value-type="percentage" office:value="0.3">
            <text:p>30.0%</text:p>
          </table:table-cell>
          <table:table-cell/>
          <table:table-cell table:style-name="ce8" office:value-type="float" office:value="0.0166666666666667">
            <text:p><text:s text:c="2"/>1/60</text:p>
          </table:table-cell>
          <table:table-cell table:style-name="ce10" table:formula="of:=[.E11]" office:value-type="float" office:value="0.0166666666666667">
            <text:p><text:s text:c="2"/>1/60</text:p>
          </table:table-cell>
          <table:table-cell table:formula="of:=[.C11]-[.E11]" office:value-type="percentage" office:value="0.283333333333333">
            <text:p>28.3%</text:p>
          </table:table-cell>
          <table:table-cell table:style-name="ce2" table:formula="of:=[.C11]+[.F11]" office:value-type="percentage" office:value="0.316666666666667">
            <text:p>31.7%</text:p>
          </table:table-cell>
          <table:table-cell table:formula="of:=[.H11]-[.G11]" office:value-type="percentage" office:value="0.0333333333333334">
            <text:p>3.3%</text:p>
          </table:table-cell>
          <table:table-cell/>
          <table:table-cell table:style-name="ce2" table:formula="of:=[.H11]" office:value-type="percentage" office:value="0.316666666666667">
            <text:p>31.7%</text:p>
          </table:table-cell>
          <table:table-cell table:style-name="ce2" table:formula="of:=[.G12]" office:value-type="percentage" office:value="0.316666666666667">
            <text:p>31.7%</text:p>
          </table:table-cell>
          <table:table-cell table:style-name="ce13" table:formula="of:=[.L11]-[.K11]" office:value-type="percentage" office:value="0">
            <text:p>0.0%</text:p>
          </table:table-cell>
          <table:table-cell table:style-name="ce11"/>
          <table:table-cell table:style-name="ce16" table:formula="of:=IF([.M11]&lt;=0.012;IF([.M11]=0;&quot;.. =0 :)&quot;;&quot;..kb.&quot;);&quot;&quot;)" office:value-type="string" office:string-value=".. =0 :)">
            <text:p>.. =0 :)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>
            <text:p>..harmada</text:p>
          </table:table-cell>
          <table:table-cell table:style-name="ce5" table:formula="of:=1/3" office:value-type="percentage" office:value="0.333333333333333">
            <text:p>33.3%</text:p>
          </table:table-cell>
          <table:table-cell/>
          <table:table-cell table:style-name="ce8" table:formula="of:=1/60" office:value-type="float" office:value="0.0166666666666667">
            <text:p><text:s text:c="2"/>1/60</text:p>
          </table:table-cell>
          <table:table-cell table:style-name="ce10" table:formula="of:=[.E12]" office:value-type="float" office:value="0.0166666666666667">
            <text:p><text:s text:c="2"/>1/60</text:p>
          </table:table-cell>
          <table:table-cell table:formula="of:=[.C12]-[.E12]" office:value-type="percentage" office:value="0.316666666666667">
            <text:p>31.7%</text:p>
          </table:table-cell>
          <table:table-cell table:style-name="ce2" table:formula="of:=[.C12]+[.F12]" office:value-type="percentage" office:value="0.35">
            <text:p>35.0%</text:p>
          </table:table-cell>
          <table:table-cell table:formula="of:=[.H12]-[.G12]" office:value-type="percentage" office:value="0.0333333333333333">
            <text:p>3.3%</text:p>
          </table:table-cell>
          <table:table-cell/>
          <table:table-cell table:style-name="ce2" table:formula="of:=[.H12]" office:value-type="percentage" office:value="0.35">
            <text:p>35.0%</text:p>
          </table:table-cell>
          <table:table-cell table:style-name="ce2" table:formula="of:=[.G13]" office:value-type="percentage" office:value="0.382">
            <text:p>38.2%</text:p>
          </table:table-cell>
          <table:table-cell table:style-name="ce13" table:formula="of:=[.L12]-[.K12]" office:value-type="percentage" office:value="0.032">
            <text:p>3.2%</text:p>
          </table:table-cell>
          <table:table-cell table:style-name="ce11"/>
          <table:table-cell table:style-name="ce16" table:formula="of:=IF([.M12]&lt;=0.012;IF([.M12]=0;&quot;.. =0 :)&quot;;&quot;..kb.&quot;);&quot;&quot;)">
            <text:p/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>
            <text:p>..2/5</text:p>
          </table:table-cell>
          <table:table-cell table:style-name="ce5" table:formula="of:=2/5" office:value-type="percentage" office:value="0.4">
            <text:p>40.0%</text:p>
          </table:table-cell>
          <table:table-cell/>
          <table:table-cell table:style-name="ce5" office:value-type="percentage" office:value="0.018">
            <text:p>1.8%</text:p>
          </table:table-cell>
          <table:table-cell table:style-name="ce2" table:formula="of:=[.E13]" office:value-type="percentage" office:value="0.018">
            <text:p>1.8%</text:p>
          </table:table-cell>
          <table:table-cell table:formula="of:=[.C13]-[.E13]" office:value-type="percentage" office:value="0.382">
            <text:p>38.2%</text:p>
          </table:table-cell>
          <table:table-cell table:style-name="ce2" table:formula="of:=[.C13]+[.F13]" office:value-type="percentage" office:value="0.418">
            <text:p>41.8%</text:p>
          </table:table-cell>
          <table:table-cell table:formula="of:=[.H13]-[.G13]" office:value-type="percentage" office:value="0.036">
            <text:p>3.6%</text:p>
          </table:table-cell>
          <table:table-cell/>
          <table:table-cell table:style-name="ce2" table:formula="of:=[.H13]" office:value-type="percentage" office:value="0.418">
            <text:p>41.8%</text:p>
          </table:table-cell>
          <table:table-cell table:style-name="ce2" table:formula="of:=[.G14]" office:value-type="percentage" office:value="0.46">
            <text:p>46.0%</text:p>
          </table:table-cell>
          <table:table-cell table:style-name="ce13" table:formula="of:=[.L13]-[.K13]" office:value-type="percentage" office:value="0.042">
            <text:p>4.2%</text:p>
          </table:table-cell>
          <table:table-cell table:style-name="ce11"/>
          <table:table-cell table:style-name="ce16" table:formula="of:=IF([.M13]&lt;=0.012;IF([.M13]=0;&quot;.. =0 :)&quot;;&quot;..kb.&quot;);&quot;&quot;)">
            <text:p/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>
            <text:p>..fele</text:p>
          </table:table-cell>
          <table:table-cell table:style-name="ce5" table:formula="of:=1/2" office:value-type="percentage" office:value="0.5">
            <text:p>50.0%</text:p>
          </table:table-cell>
          <table:table-cell/>
          <table:table-cell table:style-name="ce5" office:value-type="percentage" office:value="0.04">
            <text:p>4.0%</text:p>
          </table:table-cell>
          <table:table-cell table:style-name="ce2" table:formula="of:=[.E14]" office:value-type="percentage" office:value="0.04">
            <text:p>4.0%</text:p>
          </table:table-cell>
          <table:table-cell table:formula="of:=[.C14]-[.E14]" office:value-type="percentage" office:value="0.46">
            <text:p>46.0%</text:p>
          </table:table-cell>
          <table:table-cell table:style-name="ce2" table:formula="of:=[.C14]+[.F14]" office:value-type="percentage" office:value="0.54">
            <text:p>54.0%</text:p>
          </table:table-cell>
          <table:table-cell table:formula="of:=[.H14]-[.G14]" office:value-type="percentage" office:value="0.08">
            <text:p>8.0%</text:p>
          </table:table-cell>
          <table:table-cell/>
          <table:table-cell table:style-name="ce2" table:formula="of:=[.H14]" office:value-type="percentage" office:value="0.54">
            <text:p>54.0%</text:p>
          </table:table-cell>
          <table:table-cell table:style-name="ce2" table:formula="of:=[.G15]" office:value-type="percentage" office:value="0.582">
            <text:p>58.2%</text:p>
          </table:table-cell>
          <table:table-cell table:style-name="ce13" table:formula="of:=[.L14]-[.K14]" office:value-type="percentage" office:value="0.0419999999999999">
            <text:p>4.2%</text:p>
          </table:table-cell>
          <table:table-cell table:style-name="ce11"/>
          <table:table-cell table:style-name="ce16" table:formula="of:=IF([.M14]&lt;=0.012;IF([.M14]=0;&quot;.. =0 :)&quot;;&quot;..kb.&quot;);&quot;&quot;)">
            <text:p/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>
            <text:p>..3/5</text:p>
          </table:table-cell>
          <table:table-cell table:style-name="ce5" table:formula="of:=3/5" office:value-type="percentage" office:value="0.6">
            <text:p>60.0%</text:p>
          </table:table-cell>
          <table:table-cell/>
          <table:table-cell table:formula="of:=[.E13]" office:value-type="percentage" office:value="0.018">
            <text:p>1.8%</text:p>
          </table:table-cell>
          <table:table-cell table:formula="of:=[.F13]" office:value-type="percentage" office:value="0.018">
            <text:p>1.8%</text:p>
          </table:table-cell>
          <table:table-cell table:formula="of:=[.C15]-[.E15]" office:value-type="percentage" office:value="0.582">
            <text:p>58.2%</text:p>
          </table:table-cell>
          <table:table-cell table:style-name="ce2" table:formula="of:=[.C15]+[.F15]" office:value-type="percentage" office:value="0.618">
            <text:p>61.8%</text:p>
          </table:table-cell>
          <table:table-cell table:formula="of:=[.H15]-[.G15]" office:value-type="percentage" office:value="0.036">
            <text:p>3.6%</text:p>
          </table:table-cell>
          <table:table-cell/>
          <table:table-cell table:style-name="ce2" table:formula="of:=[.H15]" office:value-type="percentage" office:value="0.618">
            <text:p>61.8%</text:p>
          </table:table-cell>
          <table:table-cell table:style-name="ce2" table:formula="of:=[.G16]" office:value-type="percentage" office:value="0.65">
            <text:p>65.0%</text:p>
          </table:table-cell>
          <table:table-cell table:style-name="ce13" table:formula="of:=[.L15]-[.K15]" office:value-type="percentage" office:value="0.0319999999999999">
            <text:p>3.2%</text:p>
          </table:table-cell>
          <table:table-cell table:style-name="ce11"/>
          <table:table-cell table:style-name="ce16" table:formula="of:=IF([.M15]&lt;=0.012;IF([.M15]=0;&quot;.. =0 :)&quot;;&quot;..kb.&quot;);&quot;&quot;)">
            <text:p/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>
            <text:p>..2/3</text:p>
          </table:table-cell>
          <table:table-cell table:style-name="ce5" table:formula="of:=2/3" office:value-type="percentage" office:value="0.666666666666667">
            <text:p>66.7%</text:p>
          </table:table-cell>
          <table:table-cell/>
          <table:table-cell table:style-name="ce9" table:formula="of:=[.E12]" office:value-type="float" office:value="0.0166666666666667">
            <text:p><text:s text:c="2"/>1/60</text:p>
          </table:table-cell>
          <table:table-cell table:style-name="ce9" table:formula="of:=[.F12]" office:value-type="float" office:value="0.0166666666666667">
            <text:p><text:s text:c="2"/>1/60</text:p>
          </table:table-cell>
          <table:table-cell table:formula="of:=[.C16]-[.E16]" office:value-type="percentage" office:value="0.65">
            <text:p>65.0%</text:p>
          </table:table-cell>
          <table:table-cell table:style-name="ce2" table:formula="of:=[.C16]+[.F16]" office:value-type="percentage" office:value="0.683333333333333">
            <text:p>68.3%</text:p>
          </table:table-cell>
          <table:table-cell table:formula="of:=[.H16]-[.G16]" office:value-type="percentage" office:value="0.0333333333333334">
            <text:p>3.3%</text:p>
          </table:table-cell>
          <table:table-cell/>
          <table:table-cell table:style-name="ce2" table:formula="of:=[.H16]" office:value-type="percentage" office:value="0.683333333333333">
            <text:p>68.3%</text:p>
          </table:table-cell>
          <table:table-cell table:style-name="ce2" table:formula="of:=[.G17]" office:value-type="percentage" office:value="0.683333333333333">
            <text:p>68.3%</text:p>
          </table:table-cell>
          <table:table-cell table:style-name="ce13" table:formula="of:=[.L16]-[.K16]" office:value-type="percentage" office:value="0">
            <text:p>0.0%</text:p>
          </table:table-cell>
          <table:table-cell table:style-name="ce11"/>
          <table:table-cell table:style-name="ce16" table:formula="of:=IF([.M16]&lt;=0.012;IF([.M16]=0;&quot;.. =0 :)&quot;;&quot;..kb.&quot;);&quot;&quot;)" office:value-type="string" office:string-value=".. =0 :)">
            <text:p>.. =0 :)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>
            <text:p>..7/10</text:p>
          </table:table-cell>
          <table:table-cell table:style-name="ce5" table:formula="of:=7/10" office:value-type="percentage" office:value="0.7">
            <text:p>70.0%</text:p>
          </table:table-cell>
          <table:table-cell/>
          <table:table-cell table:style-name="ce9" table:formula="of:=[.E11]" office:value-type="float" office:value="0.0166666666666667">
            <text:p><text:s text:c="2"/>1/60</text:p>
          </table:table-cell>
          <table:table-cell table:style-name="ce9" table:formula="of:=[.F11]" office:value-type="float" office:value="0.0166666666666667">
            <text:p><text:s text:c="2"/>1/60</text:p>
          </table:table-cell>
          <table:table-cell table:formula="of:=[.C17]-[.E17]" office:value-type="percentage" office:value="0.683333333333333">
            <text:p>68.3%</text:p>
          </table:table-cell>
          <table:table-cell table:style-name="ce2" table:formula="of:=[.C17]+[.F17]" office:value-type="percentage" office:value="0.716666666666667">
            <text:p>71.7%</text:p>
          </table:table-cell>
          <table:table-cell table:formula="of:=[.H17]-[.G17]" office:value-type="percentage" office:value="0.0333333333333334">
            <text:p>3.3%</text:p>
          </table:table-cell>
          <table:table-cell/>
          <table:table-cell table:style-name="ce2" table:formula="of:=[.H17]" office:value-type="percentage" office:value="0.716666666666667">
            <text:p>71.7%</text:p>
          </table:table-cell>
          <table:table-cell table:style-name="ce2" table:formula="of:=[.G18]" office:value-type="percentage" office:value="0.737">
            <text:p>73.7%</text:p>
          </table:table-cell>
          <table:table-cell table:style-name="ce13" table:formula="of:=[.L17]-[.K17]" office:value-type="percentage" office:value="0.0203333333333333">
            <text:p>2.0%</text:p>
          </table:table-cell>
          <table:table-cell table:style-name="ce11"/>
          <table:table-cell table:style-name="ce16" table:formula="of:=IF([.M17]&lt;=0.012;IF([.M17]=0;&quot;.. =0 :)&quot;;&quot;..kb.&quot;);&quot;&quot;)">
            <text:p/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>
            <text:p>..3/4</text:p>
          </table:table-cell>
          <table:table-cell table:style-name="ce5" table:formula="of:=3/4" office:value-type="percentage" office:value="0.75">
            <text:p>75.0%</text:p>
          </table:table-cell>
          <table:table-cell/>
          <table:table-cell table:formula="of:=[.E10]" office:value-type="percentage" office:value="0.013">
            <text:p>1.3%</text:p>
          </table:table-cell>
          <table:table-cell table:formula="of:=[.F10]" office:value-type="percentage" office:value="0.013">
            <text:p>1.3%</text:p>
          </table:table-cell>
          <table:table-cell table:formula="of:=[.C18]-[.E18]" office:value-type="percentage" office:value="0.737">
            <text:p>73.7%</text:p>
          </table:table-cell>
          <table:table-cell table:style-name="ce2" table:formula="of:=[.C18]+[.F18]" office:value-type="percentage" office:value="0.763">
            <text:p>76.3%</text:p>
          </table:table-cell>
          <table:table-cell table:formula="of:=[.H18]-[.G18]" office:value-type="percentage" office:value="0.026">
            <text:p>2.6%</text:p>
          </table:table-cell>
          <table:table-cell/>
          <table:table-cell table:style-name="ce2" table:formula="of:=[.H18]" office:value-type="percentage" office:value="0.763">
            <text:p>76.3%</text:p>
          </table:table-cell>
          <table:table-cell table:style-name="ce2" table:formula="of:=[.G19]" office:value-type="percentage" office:value="0.783333333333333">
            <text:p>78.3%</text:p>
          </table:table-cell>
          <table:table-cell table:style-name="ce13" table:formula="of:=[.L18]-[.K18]" office:value-type="percentage" office:value="0.0203333333333333">
            <text:p>2.0%</text:p>
          </table:table-cell>
          <table:table-cell table:style-name="ce11"/>
          <table:table-cell table:style-name="ce16" table:formula="of:=IF([.M18]&lt;=0.012;IF([.M18]=0;&quot;.. =0 :)&quot;;&quot;..kb.&quot;);&quot;&quot;)">
            <text:p/>
          </table:table-cell>
          <table:table-cell table:style-name="ce17" office:value-type="string">
            <text:p>..honlapon így lehet: amire rámegy az egérrel,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..4/5</text:p>
          </table:table-cell>
          <table:table-cell table:style-name="ce5" table:formula="of:=4/5" office:value-type="percentage" office:value="0.8">
            <text:p>80.0%</text:p>
          </table:table-cell>
          <table:table-cell/>
          <table:table-cell table:style-name="ce9" table:formula="of:=[.E9]" office:value-type="float" office:value="0.0166666666666667">
            <text:p><text:s text:c="2"/>1/60</text:p>
          </table:table-cell>
          <table:table-cell table:style-name="ce9" table:formula="of:=[.F9]" office:value-type="float" office:value="0.0166666666666667">
            <text:p><text:s text:c="2"/>1/60</text:p>
          </table:table-cell>
          <table:table-cell table:formula="of:=[.C19]-[.E19]" office:value-type="percentage" office:value="0.783333333333333">
            <text:p>78.3%</text:p>
          </table:table-cell>
          <table:table-cell table:style-name="ce2" table:formula="of:=[.C19]+[.F19]" office:value-type="percentage" office:value="0.816666666666667">
            <text:p>81.7%</text:p>
          </table:table-cell>
          <table:table-cell table:formula="of:=[.H19]-[.G19]" office:value-type="percentage" office:value="0.0333333333333334">
            <text:p>3.3%</text:p>
          </table:table-cell>
          <table:table-cell/>
          <table:table-cell table:style-name="ce2" table:formula="of:=[.H19]" office:value-type="percentage" office:value="0.816666666666667">
            <text:p>81.7%</text:p>
          </table:table-cell>
          <table:table-cell table:style-name="ce2" table:formula="of:=[.G20]" office:value-type="percentage" office:value="0.816666666666667">
            <text:p>81.7%</text:p>
          </table:table-cell>
          <table:table-cell table:style-name="ce13" table:formula="of:=[.L19]-[.K19]" office:value-type="percentage" office:value="0">
            <text:p>0.0%</text:p>
          </table:table-cell>
          <table:table-cell table:style-name="ce11"/>
          <table:table-cell table:style-name="ce16" table:formula="of:=IF([.M19]&lt;=0.012;IF([.M19]=0;&quot;.. =0 :)&quot;;&quot;..kb.&quot;);&quot;&quot;)" office:value-type="string" office:string-value=".. =0 :)">
            <text:p>.. =0 :)</text:p>
          </table:table-cell>
          <table:table-cell table:style-name="ce17" office:value-type="string">
            <text:p>..azzal összeveti a többit jobboldalon (~ biciklizős fényképek)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..5/6</text:p>
          </table:table-cell>
          <table:table-cell table:style-name="ce5" table:formula="of:=5/6" office:value-type="percentage" office:value="0.833333333333333">
            <text:p>83.3%</text:p>
          </table:table-cell>
          <table:table-cell/>
          <table:table-cell table:style-name="ce8" table:formula="of:=1/60" office:value-type="float" office:value="0.0166666666666667">
            <text:p><text:s text:c="2"/>1/60</text:p>
          </table:table-cell>
          <table:table-cell table:style-name="ce7" table:formula="of:=1/48" office:value-type="float" office:value="0.0208333333333333">
            <text:p><text:s text:c="2"/>1/48</text:p>
          </table:table-cell>
          <table:table-cell table:formula="of:=[.C20]-[.E20]" office:value-type="percentage" office:value="0.816666666666667">
            <text:p>81.7%</text:p>
          </table:table-cell>
          <table:table-cell table:style-name="ce2" table:formula="of:=[.C20]+[.F20]" office:value-type="percentage" office:value="0.854166666666667">
            <text:p>85.4%</text:p>
          </table:table-cell>
          <table:table-cell table:formula="of:=[.H20]-[.G20]" office:value-type="percentage" office:value="0.0375000000000001">
            <text:p>3.8%</text:p>
          </table:table-cell>
          <table:table-cell/>
          <table:table-cell table:style-name="ce2" table:formula="of:=[.H20]" office:value-type="percentage" office:value="0.854166666666667">
            <text:p>85.4%</text:p>
          </table:table-cell>
          <table:table-cell table:style-name="ce2" table:formula="of:=[.G21]" office:value-type="percentage" office:value="0.854166666666667">
            <text:p>85.4%</text:p>
          </table:table-cell>
          <table:table-cell table:style-name="ce13" table:formula="of:=[.L20]-[.K20]" office:value-type="percentage" office:value="0">
            <text:p>0.0%</text:p>
          </table:table-cell>
          <table:table-cell table:style-name="ce11"/>
          <table:table-cell table:style-name="ce16" table:formula="of:=IF([.M20]&lt;=0.012;IF([.M20]=0;&quot;.. =0 :)&quot;;&quot;..kb.&quot;);&quot;&quot;)" office:value-type="string" office:string-value=".. =0 :)">
            <text:p>.. =0 :)</text:p>
          </table:table-cell>
          <table:table-cell table:style-name="ce17" office:value-type="string">
            <text:p>..és ez az egész vhogy logaritmikusan kéne minden helyiértékre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..7/8</text:p>
          </table:table-cell>
          <table:table-cell table:style-name="ce5" table:formula="of:=7/8" office:value-type="percentage" office:value="0.875">
            <text:p>87.5%</text:p>
          </table:table-cell>
          <table:table-cell/>
          <table:table-cell table:style-name="ce7" table:formula="of:=1/48" office:value-type="float" office:value="0.0208333333333333">
            <text:p><text:s text:c="2"/>1/48</text:p>
          </table:table-cell>
          <table:table-cell table:style-name="ce5" office:value-type="percentage" office:value="0.008">
            <text:p>0.8%</text:p>
          </table:table-cell>
          <table:table-cell table:formula="of:=[.C21]-[.E21]" office:value-type="percentage" office:value="0.854166666666667">
            <text:p>85.4%</text:p>
          </table:table-cell>
          <table:table-cell table:style-name="ce2" table:formula="of:=[.C21]+[.F21]" office:value-type="percentage" office:value="0.883">
            <text:p>88.3%</text:p>
          </table:table-cell>
          <table:table-cell table:formula="of:=[.H21]-[.G21]" office:value-type="percentage" office:value="0.0288333333333334">
            <text:p>2.9%</text:p>
          </table:table-cell>
          <table:table-cell/>
          <table:table-cell table:style-name="ce2" table:formula="of:=[.H21]" office:value-type="percentage" office:value="0.883">
            <text:p>88.3%</text:p>
          </table:table-cell>
          <table:table-cell table:style-name="ce2" table:formula="of:=[.G22]" office:value-type="percentage" office:value="0.892">
            <text:p>89.2%</text:p>
          </table:table-cell>
          <table:table-cell table:style-name="ce13" table:formula="of:=[.L21]-[.K21]" office:value-type="percentage" office:value="0.00900000000000001">
            <text:p>0.9%</text:p>
          </table:table-cell>
          <table:table-cell table:style-name="ce11"/>
          <table:table-cell table:style-name="ce16" table:formula="of:=IF([.M21]&lt;=0.012;IF([.M21]=0;&quot;.. =0 :)&quot;;&quot;..kb.&quot;);&quot;&quot;)" office:value-type="string" office:string-value="..kb.">
            <text:p>..kb.</text:p>
          </table:table-cell>
          <table:table-cell table:style-name="ce17" office:value-type="string">
            <text:p>..á nem, elég a tört%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..9/10</text:p>
          </table:table-cell>
          <table:table-cell table:style-name="ce5" table:formula="of:=9/10" office:value-type="percentage" office:value="0.9">
            <text:p>90.0%</text:p>
          </table:table-cell>
          <table:table-cell/>
          <table:table-cell table:formula="of:=[.E6]" office:value-type="percentage" office:value="0.008">
            <text:p>0.8%</text:p>
          </table:table-cell>
          <table:table-cell table:formula="of:=[.F6]" office:value-type="percentage" office:value="0.008">
            <text:p>0.8%</text:p>
          </table:table-cell>
          <table:table-cell table:formula="of:=[.C22]-[.E22]" office:value-type="percentage" office:value="0.892">
            <text:p>89.2%</text:p>
          </table:table-cell>
          <table:table-cell table:style-name="ce2" table:formula="of:=[.C22]+[.F22]" office:value-type="percentage" office:value="0.908">
            <text:p>90.8%</text:p>
          </table:table-cell>
          <table:table-cell table:formula="of:=[.H22]-[.G22]" office:value-type="percentage" office:value="0.016">
            <text:p>1.6%</text:p>
          </table:table-cell>
          <table:table-cell/>
          <table:table-cell table:style-name="ce2" table:formula="of:=[.H22]" office:value-type="percentage" office:value="0.908">
            <text:p>90.8%</text:p>
          </table:table-cell>
          <table:table-cell table:style-name="ce2" table:formula="of:=[.G23]" office:value-type="percentage" office:value="0.945">
            <text:p>94.5%</text:p>
          </table:table-cell>
          <table:table-cell table:style-name="ce13" table:formula="of:=[.L22]-[.K22]" office:value-type="percentage" office:value="0.0369999999999999">
            <text:p>3.7%</text:p>
          </table:table-cell>
          <table:table-cell table:style-name="ce11"/>
          <table:table-cell table:style-name="ce16" table:formula="of:=IF([.M22]&lt;=0.012;IF([.M22]=0;&quot;.. =0 :)&quot;;&quot;..kb.&quot;);&quot;&quot;)">
            <text:p/>
          </table:table-cell>
          <table:table-cell table:style-name="ce17" office:value-type="string">
            <text:p>..a lefedetlen intervallumok meg mehetnek simán %-kal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..95% (?)</text:p>
          </table:table-cell>
          <table:table-cell table:style-name="ce5" table:formula="of:=19/20" office:value-type="percentage" office:value="0.95">
            <text:p>95.0%</text:p>
          </table:table-cell>
          <table:table-cell/>
          <table:table-cell table:formula="of:=[.E5]" office:value-type="percentage" office:value="0.005">
            <text:p>0.5%</text:p>
          </table:table-cell>
          <table:table-cell table:formula="of:=[.F5]" office:value-type="percentage" office:value="0.005">
            <text:p>0.5%</text:p>
          </table:table-cell>
          <table:table-cell table:formula="of:=[.C23]-[.E23]" office:value-type="percentage" office:value="0.945">
            <text:p>94.5%</text:p>
          </table:table-cell>
          <table:table-cell table:style-name="ce2" table:formula="of:=[.C23]+[.F23]" office:value-type="percentage" office:value="0.955">
            <text:p>95.5%</text:p>
          </table:table-cell>
          <table:table-cell table:formula="of:=[.H23]-[.G23]" office:value-type="percentage" office:value="0.01">
            <text:p>1.0%</text:p>
          </table:table-cell>
          <table:table-cell/>
          <table:table-cell table:style-name="ce2" table:formula="of:=[.H23]" office:value-type="percentage" office:value="0.955">
            <text:p>95.5%</text:p>
          </table:table-cell>
          <table:table-cell table:style-name="ce2" table:formula="of:=[.G24]" office:value-type="percentage" office:value="1">
            <text:p>100.0%</text:p>
          </table:table-cell>
          <table:table-cell table:style-name="ce13" table:formula="of:=[.L23]-[.K23]" office:value-type="percentage" office:value="0.045">
            <text:p>4.5%</text:p>
          </table:table-cell>
          <table:table-cell table:style-name="ce11"/>
          <table:table-cell table:style-name="ce16" table:formula="of:=IF([.M23]&lt;=0.012;IF([.M23]=0;&quot;.. =0 :)&quot;;&quot;..kb.&quot;);&quot;&quot;)">
            <text:p/>
          </table:table-cell>
          <table:table-cell table:style-name="ce17" office:value-type="string">
            <text:p>..aki akarja, esetleg nézhessen mindent simán %-kal :)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4" office:value-type="string">
            <text:p>(egy)</text:p>
          </table:table-cell>
          <table:table-cell table:style-name="ce4" office:value-type="percentage" office:value="1">
            <text:p>100.0%</text:p>
          </table:table-cell>
          <table:table-cell table:style-name="ce4"/>
          <table:table-cell table:style-name="ce4" office:value-type="percentage" office:value="0">
            <text:p>0.0%</text:p>
          </table:table-cell>
          <table:table-cell table:style-name="ce4" table:formula="of:=[.E24]" office:value-type="percentage" office:value="0">
            <text:p>0.0%</text:p>
          </table:table-cell>
          <table:table-cell table:style-name="ce4" table:formula="of:=[.C24]-[.E24]" office:value-type="percentage" office:value="1">
            <text:p>100.0%</text:p>
          </table:table-cell>
          <table:table-cell table:style-name="ce4" table:formula="of:=[.C24]+[.F24]" office:value-type="percentage" office:value="1">
            <text:p>100.0%</text:p>
          </table:table-cell>
          <table:table-cell table:style-name="ce4" table:number-columns-repeated="4"/>
          <table:table-cell table:style-name="ce14" table:number-columns-repeated="2"/>
          <table:table-cell table:style-name="ce4"/>
          <table:table-cell table:style-name="Default"/>
          <table:table-cell table:style-name="ce4" table:number-columns-repeated="1008"/>
        </table:table-row>
        <table:table-row table:style-name="ro2">
          <table:table-cell/>
          <table:table-cell table:style-name="ce4" table:number-columns-repeated="7"/>
          <table:table-cell table:number-columns-repeated="4"/>
          <table:table-cell table:style-name="ce11" table:number-columns-repeated="2"/>
          <table:table-cell table:style-name="ce3"/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ce11" office:value-type="string">
            <text:p>lefedve -&gt;</text:p>
          </table:table-cell>
          <table:table-cell table:style-name="ce12" table:formula="of:=SUM([.I4:.I23])" office:value-type="percentage" office:value="0.588666666666667">
            <text:p>58.9%</text:p>
          </table:table-cell>
          <table:table-cell table:style-name="ce12" table:number-columns-repeated="3"/>
          <table:table-cell table:style-name="ce12" table:formula="of:=SUM([.M4:.M23])" office:value-type="percentage" office:value="0.411333333333333">
            <text:p>41.1%</text:p>
          </table:table-cell>
          <table:table-cell table:style-name="ce12"/>
          <table:table-cell table:style-name="Default"/>
          <table:table-cell table:style-name="ce17" office:value-type="string">
            <text:p>&lt;- maradék – jó lenne, ha csak 50% körül lenne – stimmel! :)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table:number-columns-repeated="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formula="of:=1/48" office:value-type="percentage" office:value="0.0208333333333333">
            <text:p>2.1%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1/60" office:value-type="percentage" office:value="0.0166666666666667">
            <text:p>1.7%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10/16/2015</text:date>, <text:time>16:2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pa </meta:initial-creator>
    <meta:creation-date>2015-10-16T09:42:48</meta:creation-date>
    <dc:date>2015-10-16T16:21:16</dc:date>
    <dc:creator>Papa </dc:creator>
    <meta:editing-duration>PT1H14M31S</meta:editing-duration>
    <meta:editing-cycles>40</meta:editing-cycles>
    <meta:generator>LibreOffice/3.3$Linux LibreOffice_project/330m19$Build-401</meta:generator>
    <meta:document-statistic meta:table-count="3" meta:cell-count="2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fill-color="#ffffff"/>
    </style:style>
    <style:style style:name="ch8" style:family="chart">
      <style:graphic-properties svg:stroke-color="#b3b3b3" draw:fill-color="#000000"/>
    </style:style>
    <style:style style:name="ch9" style:family="chart">
      <style:graphic-properties svg:stroke-width="0.102cm"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682cm" svg:height="7.94cm" xlink:href=".." xlink:type="simple" chart:class="chart:stock" chart:style-name="ch1">
        <chart:title svg:x="7.048cm" svg:y="0.294cm" chart:style-name="ch2">
          <text:p>lefedetlen intervallumok</text:p>
        </chart:title>
        <chart:legend chart:legend-position="end" svg:x="17.767cm" svg:y="3.675cm" chart:style-name="ch3"/>
        <chart:plot-area chart:style-name="ch4" table:cell-range-address="Sheet1.K4:Sheet1.L23" svg:x="0.823cm" svg:y="1.547cm" svg:width="16.198cm" svg:height="5.815cm">
          <chartooo:coordinate-region svg:x="1.55cm" svg:y="1.746cm" svg:width="15.471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values-cell-range-address="Sheet1.K4:Sheet1.K23" chart:attached-axis="primary-y">
            <chart:data-point/>
          </chart:series>
          <chart:series chart:values-cell-range-address="Sheet1.L4:Sheet1.L23" chart:attached-axis="primary-y">
            <chart:data-point/>
          </chart:series>
          <chart:series chart:attached-axis="primary-y">
            <chart:data-point/>
          </chart:series>
          <chart:stock-gain-marker chart:style-name="ch7"/>
          <chart:stock-loss-marker chart:style-name="ch8"/>
          <chart:stock-range-line chart:style-name="ch9"/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Sheet1.K4:Sheet1.K23</svg:desc>
                </draw:g>
              </table:table-cell>
              <table:table-cell office:value-type="float" office:value="0.045">
                <text:p>0.045</text:p>
                <draw:g>
                  <svg:desc>Sheet1.L4:Sheet1.L23</svg:desc>
                </draw:g>
              </table:table-cell>
            </table:table-row>
            <table:table-row>
              <table:table-cell office:value-type="string"/>
              <table:table-cell office:value-type="float" office:value="0.055">
                <text:p>0.055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/>
              <table:table-cell office:value-type="float" office:value="0.108">
                <text:p>0.108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/>
              <table:table-cell office:value-type="float" office:value="0.145833333333333">
                <text:p>0.145833333333333</text:p>
              </table:table-cell>
              <table:table-cell office:value-type="float" office:value="0.145833333333333">
                <text:p>0.145833333333333</text:p>
              </table:table-cell>
            </table:table-row>
            <table:table-row>
              <table:table-cell office:value-type="string"/>
              <table:table-cell office:value-type="float" office:value="0.183333333333333">
                <text:p>0.183333333333333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/>
              <table:table-cell office:value-type="float" office:value="0.216666666666667">
                <text:p>0.216666666666667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/>
              <table:table-cell office:value-type="float" office:value="0.263">
                <text:p>0.263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/>
              <table:table-cell office:value-type="float" office:value="0.316666666666667">
                <text:p>0.316666666666667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/>
              <table:table-cell office:value-type="float" office:value="0.35">
                <text:p>0.35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/>
              <table:table-cell office:value-type="float" office:value="0.418">
                <text:p>0.41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/>
              <table:table-cell office:value-type="float" office:value="0.54">
                <text:p>0.54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/>
              <table:table-cell office:value-type="float" office:value="0.618">
                <text:p>0.61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/>
              <table:table-cell office:value-type="float" office:value="0.683333333333333">
                <text:p>0.683333333333333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/>
              <table:table-cell office:value-type="float" office:value="0.716666666666667">
                <text:p>0.716666666666667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/>
              <table:table-cell office:value-type="float" office:value="0.763">
                <text:p>0.763</text:p>
              </table:table-cell>
              <table:table-cell office:value-type="float" office:value="0.783333333333333">
                <text:p>0.783333333333333</text:p>
              </table:table-cell>
            </table:table-row>
            <table:table-row>
              <table:table-cell office:value-type="string"/>
              <table:table-cell office:value-type="float" office:value="0.816666666666667">
                <text:p>0.816666666666667</text:p>
              </table:table-cell>
              <table:table-cell office:value-type="float" office:value="0.816666666666667">
                <text:p>0.816666666666667</text:p>
              </table:table-cell>
            </table:table-row>
            <table:table-row>
              <table:table-cell office:value-type="string"/>
              <table:table-cell office:value-type="float" office:value="0.854166666666667">
                <text:p>0.854166666666667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/>
              <table:table-cell office:value-type="float" office:value="0.883">
                <text:p>0.883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/>
              <table:table-cell office:value-type="float" office:value="0.908">
                <text:p>0.908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/>
              <table:table-cell office:value-type="float" office:value="0.955">
                <text:p>0.95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